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6.0325cm" style:use-optimal-column-width="true"/>
    </style:style>
    <style:style style:name="co2" style:family="table-column">
      <style:table-column-properties fo:break-before="auto" style:column-width="11.7651388888889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CDO_Services_Ethnicity_Dat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Ethnicity diversity data 2020 to 2021</text:p>
          </table:table-cell>
          <table:table-cell office:value-type="string" table:style-name="ce1">
            <text:p>Employees declaring as BME (black, minority, ethnic) as % of workfor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1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2</text:p>
          </table:table-cell>
          <table:table-cell office:value-type="float" office:value="11.38" table:style-name="ce1">
            <text:p>11.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rter 4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ane Sheppard (Sensitive)</meta:initial-creator>
    <dc:creator>Jane Sheppard (Sensitive)</dc:creator>
    <meta:creation-date>2020-10-05T13:16:03Z</meta:creation-date>
    <dc:date>2020-10-05T13:16:03Z</dc:date>
  </office:meta>
</office:document-meta>
</file>